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2311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1.3126in"/>
    </style:style>
    <style:style style:name="co14" style:family="table-column">
      <style:table-column-properties fo:break-before="auto" style:column-width="4.2299in"/>
    </style:style>
    <style:style style:name="co15" style:family="table-column">
      <style:table-column-properties fo:break-before="auto" style:column-width="0.7772in"/>
    </style:style>
    <style:style style:name="co16" style:family="table-column">
      <style:table-column-properties fo:break-before="auto" style:column-width="1.0173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0071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0.6354in"/>
    </style:style>
    <style:style style:name="co22" style:family="table-column">
      <style:table-column-properties fo:break-before="auto" style:column-width="1.1709in"/>
    </style:style>
    <style:style style:name="co23" style:family="table-column">
      <style:table-column-properties fo:break-before="auto" style:column-width="0.6791in"/>
    </style:style>
    <style:style style:name="co24" style:family="table-column">
      <style:table-column-properties fo:break-before="auto" style:column-width="0.8535in"/>
    </style:style>
    <style:style style:name="co25" style:family="table-column">
      <style:table-column-properties fo:break-before="auto" style:column-width="0.5917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13"/>
        <table:table-column table:style-name="co9" table:number-columns-repeated="4" table:default-cell-style-name="ce11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4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1"/>
        <table:table-column table:style-name="co21" table:default-cell-style-name="ce13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6" table:default-cell-style-name="Default"/>
        <table:table-column table:style-name="co25" table:default-cell-style-name="Default"/>
        <table:table-column table:style-name="co17" table:number-columns-repeated="993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8" office:value-type="string">
            <text:p>Names</text:p>
          </table:table-cell>
          <table:table-cell table:style-name="ce8" office:value-type="string">
            <text:p>Size</text:p>
          </table:table-cell>
          <table:table-cell table:style-name="ce8" office:value-type="string">
            <text:p>sI</text:p>
          </table:table-cell>
          <table:table-cell table:style-name="ce8" office:value-type="string">
            <text:p>HP</text:p>
          </table:table-cell>
          <table:table-cell table:style-name="ce8" office:value-type="string">
            <text:p>Atk</text:p>
          </table:table-cell>
          <table:table-cell table:style-name="ce8" office:value-type="string">
            <text:p>Def</text:p>
          </table:table-cell>
          <table:table-cell table:style-name="ce8" office:value-type="string">
            <text:p>FH</text:p>
          </table:table-cell>
          <table:table-cell table:style-name="ce8" office:value-type="string">
            <text:p>FW</text:p>
          </table:table-cell>
          <table:table-cell table:style-name="ce8" office:value-type="string">
            <text:p>Boss</text:p>
          </table:table-cell>
          <table:table-cell table:style-name="ce14" office:value-type="string">
            <text:p>Sp</text:p>
          </table:table-cell>
          <table:table-cell table:style-name="ce16" office:value-type="string">
            <text:p>Su</text:p>
          </table:table-cell>
          <table:table-cell table:style-name="ce18" office:value-type="string">
            <text:p>Au</text:p>
          </table:table-cell>
          <table:table-cell table:style-name="ce20" office:value-type="string">
            <text:p>Wi</text:p>
          </table:table-cell>
          <table:table-cell table:style-name="ce8" office:value-type="string">
            <text:p>cdx</text:p>
          </table:table-cell>
          <table:table-cell table:style-name="ce8" office:value-type="string">
            <text:p>cdy</text:p>
          </table:table-cell>
          <table:table-cell table:style-name="ce8" office:value-type="string">
            <text:p>cw</text:p>
          </table:table-cell>
          <table:table-cell table:style-name="ce8" office:value-type="string">
            <text:p>ch</text:p>
          </table:table-cell>
          <table:table-cell table:style-name="ce8" office:value-type="string">
            <text:p>atkId</text:p>
          </table:table-cell>
          <table:table-cell table:style-name="ce8" office:value-type="string">
            <text:p>args</text:p>
          </table:table-cell>
          <table:table-cell table:style-name="ce22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5" office:value-type="string">
            <text:p>drop2</text:p>
          </table:table-cell>
          <table:table-cell table:style-name="ce25" office:value-type="string">
            <text:p>Tile</text:p>
          </table:table-cell>
          <table:table-cell table:style-name="ce25" office:value-type="string">
            <text:p>soleKill</text:p>
          </table:table-cell>
          <table:table-cell table:style-name="ce25" office:value-type="string">
            <text:p>addtlHitCheck</text:p>
          </table:table-cell>
          <table:table-cell table:style-name="ce25" office:value-type="string">
            <text:p>initFunc</text:p>
          </table:table-cell>
          <table:table-cell table:style-name="ce25" office:value-type="string">
            <text:p>turnFunc</text:p>
          </table:table-cell>
          <table:table-cell table:style-name="ce25" office:value-type="string">
            <text:p>wkSn</text:p>
          </table:table-cell>
          <table:table-cell table:style-name="ce25" office:value-type="string">
            <text:p>postHit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*</text:p>
          </table:table-cell>
          <table:table-cell table:style-name="ce9" office:value-type="string">
            <text:p>Intro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1005"/>
        </table:table-row>
        <table:table-row table:style-name="ro2">
          <table:table-cell table:style-name="ce2" office:value-type="string">
            <text:p>*</text:p>
          </table:table-cell>
          <table:table-cell table:style-name="ce9" office:value-type="string">
            <text:p>Farm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table:number-columns-repeated="1003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carrot,10,10</text:p>
          </table:table-cell>
          <table:table-cell office:value-type="string">
            <text:p>beet,10,10</text:p>
          </table:table-cell>
          <table:table-cell office:value-type="string">
            <text:p>grapes,3,3</text:p>
          </table:table-cell>
          <table:table-cell table:number-columns-repeated="1000"/>
        </table:table-row>
        <table:table-row table:style-name="ro2">
          <table:table-cell table:style-name="ce2" office:value-type="string">
            <text:p>*</text:p>
          </table:table-cell>
          <table:table-cell table:style-name="ce9" office:value-type="string">
            <text:p>Research Lab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table:number-columns-repeated="1003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table:number-columns-repeated="1003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1001"/>
        </table:table-row>
        <table:table-row table:style-name="ro2">
          <table:table-cell table:style-name="ce2" office:value-type="string">
            <text:p>*</text:p>
          </table:table-cell>
          <table:table-cell table:style-name="ce9" office:value-type="string">
            <text:p>Forest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0,10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2,2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0,5</text:p>
          </table:table-cell>
          <table:table-cell office:value-type="string">
            <text:p>turkey,0,1</text:p>
          </table:table-cell>
          <table:table-cell table:number-columns-repeated="2"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0,50</text:p>
          </table:table-cell>
          <table:table-cell office:value-type="string">
            <text:p>turkey,6,6</text:p>
          </table:table-cell>
          <table:table-cell table:number-columns-repeated="2"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Bridge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table:style-name="ce3"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uction</text:p>
          </table:table-cell>
          <table:table-cell/>
          <table:table-cell office:value-type="string">
            <text:p>200,400</text:p>
          </table:table-cell>
          <table:table-cell table:number-columns-repeated="1003"/>
        </table:table-row>
        <table:table-row table:style-name="ro2">
          <table:table-cell table:style-name="ce3"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office:value-type="float" office:value="300">
            <text:p>30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boss</text:p>
          </table:table-cell>
          <table:table-cell/>
          <table:table-cell office:value-type="string">
            <text:p>800,800</text:p>
          </table:table-cell>
          <table:table-cell table:number-columns-repeated="1003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Underwater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table:style-name="ce3"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office:value-type="float" office:value="210">
            <text:p>21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Farm</text:p>
          </table:table-cell>
          <table:table-cell office:value-type="string">
            <text:p>garlic,garlic,corn,corn,leek,spinach,leek,leek</text:p>
          </table:table-cell>
          <table:table-cell office:value-type="string">
            <text:p>69,69</text:p>
          </table:table-cell>
          <table:table-cell office:value-type="string">
            <text:p>garlic,10,10</text:p>
          </table:table-cell>
          <table:table-cell office:value-type="string">
            <text:p>leek,10,10</text:p>
          </table:table-cell>
          <table:table-cell office:value-type="string">
            <text:p>spinach,10,1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algae,kelp</text:p>
          </table:table-cell>
          <table:table-cell office:value-type="string">
            <text:p>60,80</text:p>
          </table:table-cell>
          <table:table-cell office:value-type="string">
            <text:p>net,0,1</text:p>
          </table:table-cell>
          <table:table-cell office:value-type="string">
            <text:p>rice,0,1</text:p>
          </table:table-cell>
          <table:table-cell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4"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100,120</text:p>
          </table:table-cell>
          <table:table-cell office:value-type="string">
            <text:p>net,0,1</text:p>
          </table:table-cell>
          <table:table-cell office:value-type="string">
            <text:p>rice,2,5</text:p>
          </table:table-cell>
          <table:table-cell office:value-type="string">
            <text:p>chestnut,0,1</text:p>
          </table:table-cell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Rock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.15">
            <text:p>0.15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slap</text:p>
          </table:table-cell>
          <table:table-cell/>
          <table:table-cell office:value-type="string">
            <text:p>600,600</text:p>
          </table:table-cell>
          <table:table-cell office:value-type="string">
            <text:p>egg,5,5</text:p>
          </table:table-cell>
          <table:table-cell table:number-columns-repeated="2"/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85">
            <text:p>1.85</text:p>
          </table:table-cell>
          <table:table-cell office:value-type="float" office:value="0.95">
            <text:p>0.95</text:p>
          </table:table-cell>
          <table:table-cell office:value-type="float" office:value="-0.2">
            <text:p>-0.2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Fake Farm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table:style-name="ce3"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Rock</text:p>
          </table:table-cell>
          <table:table-cell office:value-type="string">
            <text:p>egg</text:p>
          </table:table-cell>
          <table:table-cell office:value-type="string">
            <text:p>40,60</text:p>
          </table:table-cell>
          <table:table-cell office:value-type="string">
            <text:p>egg,0,5</text:p>
          </table:table-cell>
          <table:table-cell office:value-type="string">
            <text:p>goose,0,1</text:p>
          </table:table-cell>
          <table:table-cell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string">
            <text:p>pigGun</text:p>
          </table:table-cell>
          <table:table-cell office:value-type="string">
            <text:p>portobello,shiitake,milkcap,blackshroom</text:p>
          </table:table-cell>
          <table:table-cell office:value-type="string">
            <text:p>0,5</text:p>
          </table:table-cell>
          <table:table-cell office:value-type="string">
            <text:p>shiitake,0,3</text:p>
          </table:table-cell>
          <table:table-cell office:value-type="string">
            <text:p>portobello,0,3</text:p>
          </table:table-cell>
          <table:table-cell/>
          <table:table-cell office:value-type="string">
            <text:p>_log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garlic,grapes,leek</text:p>
          </table:table-cell>
          <table:table-cell office:value-type="string">
            <text:p>5,10</text:p>
          </table:table-cell>
          <table:table-cell office:value-type="string">
            <text:p>rhubarb,5,10</text:p>
          </table:table-cell>
          <table:table-cell office:value-type="string">
            <text:p>tomato,0,15</text:p>
          </table:table-cell>
          <table:table-cell office:value-type="string">
            <text:p>mango,0,5</text:p>
          </table:table-cell>
          <table:table-cell office:value-type="string">
            <text:p>dirt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lawnmower</text:p>
          </table:table-cell>
          <table:table-cell/>
          <table:table-cell office:value-type="string">
            <text:p>150,150</text:p>
          </table:table-cell>
          <table:table-cell office:value-type="string">
            <text:p>fodder,4,4</text:p>
          </table:table-cell>
          <table:table-cell office:value-type="string">
            <text:p>asparagus,3,3</text:p>
          </table:table-cell>
          <table:table-cell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SP_SU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4,4</text:p>
          </table:table-cell>
          <table:table-cell table:number-columns-repeated="5"/>
          <table:table-cell office:value-type="string">
            <text:p>check_AU_WI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MUSH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FISH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9">
            <text:p>19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router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server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housekeeper</text:p>
          </table:table-cell>
          <table:table-cell/>
          <table:table-cell office:value-type="string">
            <text:p>1000,1000</text:p>
          </table:table-cell>
          <table:table-cell office:value-type="string">
            <text:p>carrot,1,1</text:p>
          </table:table-cell>
          <table:table-cell table:number-columns-repeated="2"/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office:value-type="string">
            <text:p>outlet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unplug</text:p>
          </table:table-cell>
          <table:table-cell table:number-columns-repeated="993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South City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table:style-name="ce3" office:value-type="string">
            <text:p>mrbrun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600,600</text:p>
          </table:table-cell>
          <table:table-cell office:value-type="string">
            <text:p>tomato,10,10</text:p>
          </table:table-cell>
          <table:table-cell office:value-type="string">
            <text:p>grapes,10,10</text:p>
          </table:table-cell>
          <table:table-cell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300,700</text:p>
          </table:table-cell>
          <table:table-cell office:value-type="string">
            <text:p>tomato,5,15</text:p>
          </table:table-cell>
          <table:table-cell office:value-type="string">
            <text:p>grapes,5,15</text:p>
          </table:table-cell>
          <table:table-cell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8">
            <text:p>2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arborioB</text:p>
          </table:table-cell>
          <table:table-cell office:value-type="string">
            <text:p>600,1200</text:p>
          </table:table-cell>
          <table:table-cell office:value-type="string">
            <text:p>tomato,10,20</text:p>
          </table:table-cell>
          <table:table-cell office:value-type="string">
            <text:p>grapes,10,20</text:p>
          </table:table-cell>
          <table:table-cell office:value-type="string">
            <text:p>arborio,5,1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obBoss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9">
            <text:p>29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,arborioB,porcini</text:p>
          </table:table-cell>
          <table:table-cell office:value-type="string">
            <text:p>2000,2000</text:p>
          </table:table-cell>
          <table:table-cell office:value-type="string">
            <text:p>tomato,30,30</text:p>
          </table:table-cell>
          <table:table-cell office:value-type="string">
            <text:p>grapes,30,30</text:p>
          </table:table-cell>
          <table:table-cell office:value-type="string">
            <text:p>arborio,30,3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North City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table:style-name="ce5" office:value-type="string">
            <text:p>dweebLord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9">
            <text:p>9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2.45">
            <text:p>2.45</text:p>
          </table:table-cell>
          <table:table-cell office:value-type="float" office:value="-0.65">
            <text:p>-0.65</text:p>
          </table:table-cell>
          <table:table-cell office:value-type="float" office:value="4.15">
            <text:p>4.15</text:p>
          </table:table-cell>
          <table:table-cell office:value-type="float" office:value="3.75">
            <text:p>3.75</text:p>
          </table:table-cell>
          <table:table-cell office:value-type="string">
            <text:p>wacg</text:p>
          </table:table-cell>
          <table:table-cell/>
          <table:table-cell table:style-name="ce11" office:value-type="string">
            <text:p>5000,5000</text:p>
          </table:table-cell>
          <table:table-cell office:value-type="string">
            <text:p>battery,10,10</text:p>
          </table:table-cell>
          <table:table-cell office:value-type="string">
            <text:p>drone,30,30</text:p>
          </table:table-cell>
          <table:table-cell office:value-type="string">
            <text:p>coffee,20,20</text:p>
          </table:table-cell>
          <table:table-cell office:value-type="string">
            <text:p>cyber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robb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3">
            <text:p>33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-0.05">
            <text:p>-0.0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shotgun,timebomb</text:p>
          </table:table-cell>
          <table:table-cell table:style-name="ce11" office:value-type="string">
            <text:p>2500,2500</text:p>
          </table:table-cell>
          <table:table-cell table:number-columns-repeated="4"/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brown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cacao</text:p>
          </table:table-cell>
          <table:table-cell table:style-name="ce11"/>
          <table:table-cell table:number-columns-repeated="3"/>
          <table:table-cell office:value-type="string">
            <text:p>road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blue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table:style-name="ce11"/>
          <table:table-cell table:number-columns-repeated="3"/>
          <table:table-cell office:value-type="string">
            <text:p>road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red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table:style-name="ce11"/>
          <table:table-cell table:number-columns-repeated="3"/>
          <table:table-cell office:value-type="string">
            <text:p>road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foodTru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5">
            <text:p>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string">
            <text:p>mrGrillerGrillSpirits</text:p>
          </table:table-cell>
          <table:table-cell office:value-type="string">
            <text:p>burrito,dango,taco,kombucha,cheese,batterysalt</text:p>
          </table:table-cell>
          <table:table-cell table:style-name="ce11"/>
          <table:table-cell table:number-columns-repeated="3"/>
          <table:table-cell office:value-type="string">
            <text:p>grill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delivTruc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basic</text:p>
          </table:table-cell>
          <table:table-cell office:value-type="string">
            <text:p>battery,app,taco,burrito,cheese,timebomb</text:p>
          </table:table-cell>
          <table:table-cell table:style-name="ce11"/>
          <table:table-cell table:number-columns-repeated="3"/>
          <table:table-cell office:value-type="string">
            <text:p>road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vend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1">
            <text:p>3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vendo</text:p>
          </table:table-cell>
          <table:table-cell office:value-type="string">
            <text:p>burrito,dango,taco,kombucha,cheese,coffee</text:p>
          </table:table-cell>
          <table:table-cell table:style-name="ce11"/>
          <table:table-cell table:number-columns-repeated="4"/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hoverdwe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2">
            <text:p>32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Default"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app,drone,printer,headphones</text:p>
          </table:table-cell>
          <table:table-cell table:style-name="Default"/>
          <table:table-cell table:number-columns-repeated="3"/>
          <table:table-cell office:value-type="string">
            <text:p>cyber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Food2 HQ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table:style-name="ce5" office:value-type="string">
            <text:p>trend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4">
            <text:p>34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string">
            <text:p>nernd</text:p>
          </table:table-cell>
          <table:table-cell office:value-type="string">
            <text:p>food2bar,food2barChoc,food2bar,lightbulb,ap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coffee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5">
            <text:p>3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string">
            <text:p>nernd</text:p>
          </table:table-cell>
          <table:table-cell office:value-type="string">
            <text:p>food2bar,food2barChoc,food2bar,drone,battery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buff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6">
            <text:p>3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string">
            <text:p>nernd</text:p>
          </table:table-cell>
          <table:table-cell office:value-type="string">
            <text:p>food2bar,food2barChoc,food2bar,earbuds,printer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tin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7">
            <text:p>3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0.55">
            <text:p>0.5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string">
            <text:p>nernd</text:p>
          </table:table-cell>
          <table:table-cell office:value-type="string">
            <text:p>food2bar,food2barChoc,food2bar,lightbulb,drone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theFunnyOn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8">
            <text:p>3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nernd</text:p>
          </table:table-cell>
          <table:table-cell office:value-type="string">
            <text:p>food2bar,food2barChoc,food2bar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robo4a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9">
            <text:p>39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5" office:value-type="string">
            <text:p>robo4b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0">
            <text:p>4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5" office:value-type="string">
            <text:p>robo4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1">
            <text:p>4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5" office:value-type="string">
            <text:p>discuss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2">
            <text:p>42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vince2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table:style-name="Default" office:value-type="string">
            <text:p>food2orig</text:p>
          </table:table-cell>
          <table:table-cell table:style-name="Default"/>
          <table:table-cell table:number-columns-repeated="2"/>
          <table:table-cell office:value-type="string">
            <text:p>CONVINCE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discuss2big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hulk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table:style-name="Default" office:value-type="string">
            <text:p>food2orig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botMush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3">
            <text:p>43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office:value-type="string">
            <text:p>check_MUSH_w</text:p>
          </table:table-cell>
          <table:table-cell table:number-columns-repeated="997"/>
        </table:table-row>
        <table:table-row table:style-name="ro2">
          <table:table-cell table:style-name="ce5" office:value-type="string">
            <text:p>botRi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4">
            <text:p>44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office:value-type="string">
            <text:p>check_RICE</text:p>
          </table:table-cell>
          <table:table-cell table:number-columns-repeated="997"/>
        </table:table-row>
        <table:table-row table:style-name="ro2">
          <table:table-cell table:style-name="ce5" office:value-type="string">
            <text:p>botFrui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5">
            <text:p>4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office:value-type="string">
            <text:p>check_FRUIT</text:p>
          </table:table-cell>
          <table:table-cell table:number-columns-repeated="997"/>
        </table:table-row>
        <table:table-row table:style-name="ro2">
          <table:table-cell table:style-name="ce5" office:value-type="string">
            <text:p>botVeggi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6">
            <text:p>4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office:value-type="string">
            <text:p>check_VEG</text:p>
          </table:table-cell>
          <table:table-cell table:number-columns-repeated="997"/>
        </table:table-row>
        <table:table-row table:style-name="ro2">
          <table:table-cell table:style-name="ce5" office:value-type="string">
            <text:p>theMonster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12">
            <text:p>12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2.3">
            <text:p>2.3</text:p>
          </table:table-cell>
          <table:table-cell office:value-type="float" office:value="-0.35">
            <text:p>-0.35</text:p>
          </table:table-cell>
          <table:table-cell office:value-type="float" office:value="4.35">
            <text:p>4.35</text:p>
          </table:table-cell>
          <table:table-cell office:value-type="float" office:value="3.5">
            <text:p>3.5</text:p>
          </table:table-cell>
          <table:table-cell office:value-type="string">
            <text:p>soyMonster</text:p>
          </table:table-cell>
          <table:table-cell office:value-type="string">
            <text:p>soybean,soybean,soybean,soybaby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5" office:value-type="string">
            <text:p>soyChild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7">
            <text:p>47</text:p>
          </table:table-cell>
          <table:table-cell table:number-columns-repeated="3"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basic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1003"/>
        </table:table-row>
        <table:table-row table:style-name="ro2">
          <table:table-cell table:style-name="ce5" office:value-type="string">
            <text:p>soySta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6">
            <text:p>16</text:p>
          </table:table-cell>
          <table:table-cell table:number-columns-repeated="3" office:value-type="float" office:value="150">
            <text:p>15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basic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1003"/>
        </table:table-row>
        <table:table-row table:style-name="ro2">
          <table:table-cell table:style-name="ce6" office:value-type="string">
            <text:p>becket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8">
            <text:p>48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conveyor</text:p>
          </table:table-cell>
          <table:table-cell table:number-columns-repeated="999"/>
        </table:table-row>
        <table:table-row table:style-name="ro2">
          <table:table-cell table:style-name="ce6" office:value-type="string">
            <text:p>nath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9">
            <text:p>49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1003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Bee Queen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table:style-name="ce7"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>
          <table:table-cell table:style-name="ce7"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>
          <table:table-cell table:style-name="ce7"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1/20/2018</text:date>, <text:time>11:22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8-01-20T11:22:08.74</dc:date>
    <dc:creator>Seab Dinch</dc:creator>
    <meta:editing-duration>P20DT3H42M25S</meta:editing-duration>
    <meta:editing-cycles>319</meta:editing-cycles>
    <meta:generator>OpenOffice/4.1.2$Win32 OpenOffice.org_project/412m3$Build-9782</meta:generator>
    <meta:document-statistic meta:table-count="3" meta:cell-count="1481" meta:object-count="0"/>
  </office:meta>
</office:document-meta>
</file>